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"/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DC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V_CALIB_MAX</text:p>
          </table:table-cell>
          <table:table-cell table:style-name="ce2" office:value-type="float" office:value="24000">
            <text:p>24000</text:p>
          </table:table-cell>
        </table:table-row>
        <table:table-row table:style-name="ro1">
          <table:table-cell table:style-name="ce1" office:value-type="string">
            <text:p>V_CALIB_MIN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V_ADC_CALIB_MAX</text:p>
          </table:table-cell>
          <table:table-cell office:value-type="float" office:value="2038">
            <text:p>2038</text:p>
          </table:table-cell>
        </table:table-row>
        <table:table-row table:style-name="ro1">
          <table:table-cell table:style-name="ce1" office:value-type="string">
            <text:p>V_ADC_CALIB_MIN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V_OUT</text:p>
          </table:table-cell>
          <table:table-cell table:style-name="ce3" table:formula="of:=((V_CALIB_MAX-V_CALIB_MIN)*ADC+V_ADC_CALIB_MAX*V_CALIB_MIN-V_ADC_CALIB_MIN*V_CALIB_MAX)/(V_ADC_CALIB_MAX-V_ADC_CALIB_MIN)" office:value-type="float" office:value="605.237927565392">
            <text:p>605</text:p>
          </table:table-cell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V_CALIB_MAX" table:base-cell-address="$Arkusz1.$B$3" table:cell-range-address="$Arkusz1.$B$3"/>
        <table:named-range table:name="V_CALIB_MIN" table:base-cell-address="$Arkusz1.$B$4" table:cell-range-address="$Arkusz1.$B$4"/>
        <table:named-range table:name="V_ADC_CALIB_MAX" table:base-cell-address="$Arkusz1.$B$6" table:cell-range-address="$Arkusz1.$B$6"/>
        <table:named-range table:name="V_ADC_CALIB_MIN" table:base-cell-address="$Arkusz1.$B$7" table:cell-range-address="$Arkusz1.$B$7"/>
        <table:named-range table:name="ADC" table:base-cell-address="$Arkusz1.$B$1" table:cell-range-address="$Arkusz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19.12.2012</text:date>, <text:time>22:58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weł Witak</meta:initial-creator>
    <meta:creation-date>2012-12-19T22:48:29.09</meta:creation-date>
    <dc:date>2012-12-19T22:58:44.44</dc:date>
    <dc:creator>Paweł Witak</dc:creator>
    <meta:editing-duration>PT10M21S</meta:editing-duration>
    <meta:editing-cycles>1</meta:editing-cycles>
    <meta:document-statistic meta:table-count="3" meta:cell-count="12" meta:object-count="0"/>
    <meta:generator>OpenOffice.org/3.3$Win32 OpenOffice.org_project/330m20$Build-9567</meta:generator>
  </office:meta>
</office:document-meta>
</file>